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italic" style:text-underline-style="none" officeooo:rsid="000b7eaa" officeooo:paragraph-rsid="000b7eaa" style:font-style-asian="italic" style:font-style-complex="italic"/>
    </style:style>
    <style:style style:name="P2" style:family="paragraph" style:parent-style-name="Standard">
      <style:text-properties fo:font-style="normal" style:text-underline-style="none" officeooo:rsid="000b7eaa" officeooo:paragraph-rsid="000b7eaa" style:font-style-asian="normal" style:font-style-complex="normal"/>
    </style:style>
    <style:style style:name="P3" style:family="paragraph" style:parent-style-name="Standard">
      <style:text-properties fo:font-style="normal" style:text-underline-style="none" officeooo:rsid="000d1202" officeooo:paragraph-rsid="000d1202" style:font-style-asian="normal" style:font-style-complex="normal"/>
    </style:style>
    <style:style style:name="P4" style:family="paragraph" style:parent-style-name="Standard">
      <style:text-properties fo:font-style="normal" style:text-underline-style="none" officeooo:rsid="000d1202" officeooo:paragraph-rsid="000ec539" style:font-style-asian="normal" style:font-style-complex="normal"/>
    </style:style>
    <style:style style:name="T1" style:family="text">
      <style:text-properties officeooo:rsid="000d1202"/>
    </style:style>
    <style:style style:name="T2" style:family="text">
      <style:text-properties officeooo:rsid="000ec539"/>
    </style:style>
    <style:style style:name="T3" style:family="text">
      <style:text-properties fo:font-style="italic" officeooo:rsid="000ec539" style:font-style-asian="italic" style:font-style-complex="italic"/>
    </style:style>
    <style:style style:name="T4" style:family="text">
      <style:text-properties officeooo:rsid="001095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Codename: IPchain</text:p>
      <text:p text:style-name="P2"/>
      <text:p text:style-name="P2"><text:tab/>The Ipchain will be a decentralized intellectual property attribution management blockchain. The test case will be for music copyright, effectively cutting out the middlemen PROs like ASCAP and BMI. By resolving the confusion <text:span text:style-name="T1">sometimes </text:span>surrounding who owns what content <text:span text:style-name="T1">(when</text:span> <text:span text:style-name="T1">and or for how long if supposing the case may be etc.)</text:span>, it will protect all creators, big or small from having their work stolen, and by intelligently implementing a layer of smart contracts above the aforementioned, the next logical progression <text:span text:style-name="T1">would be</text:span> to implement a continuously updating automated royalty payments system atop of it. </text:p>
      <text:p text:style-name="P4"><text:tab/>The mechanism for ownership is as follows: a source file is provided. The source file is pushed through a hashing algorithm. The hashing algorithm returns a hash that is now a unique signature of the file that was used to create the intellectual artifact, which itself is a separate file and filetype (in our base case the source file, .flp and audio file of our choosing, .<text:span text:style-name="T2">Ogg</text:span> respectively). <text:span text:style-name="T2">Next, the audio file is “</text:span><text:span text:style-name="T3">fingerprinted” </text:span><text:span text:style-name="T2">and converted into a spectrogram image. Now both pieces of information can be paired together such as to link their identities. Finally, the tuple can be uploaded to a blockchain. </text:span></text:p>
      <text:p text:style-name="P4"><text:span text:style-name="T2"><text:tab/>The end goal here is unless someone was able to steal the source files for your song, it would be impossible for them to claim ownership because their hashes wouldn’t add up to the official blockchain values. If they tried to claim ownership, it would be quite easy to disprove in court.</text:span></text:p>
      <text:p text:style-name="P4"><text:tab/><text:span text:style-name="T4">The method for blockchain interaction is as follows: timestamped tuple messages of the aforementioned via a publickey/privatekey security configuration. <text:s/></text:span></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02:32:55.496808251</meta:creation-date>
    <dc:date>2020-05-11T03:22:20.841621962</dc:date>
    <meta:editing-duration>PT4M35S</meta:editing-duration>
    <meta:editing-cycles>1</meta:editing-cycles>
    <meta:document-statistic meta:table-count="0" meta:image-count="0" meta:object-count="0" meta:page-count="1" meta:paragraph-count="6" meta:word-count="273" meta:character-count="1698" meta:non-whitespace-character-count="1421"/>
    <meta:generator>LibreOffice/6.0.7.3$Linux_X86_64 LibreOffice_project/00m0$Build-3</meta:generator>
  </office:meta>
</office:document-meta>
</file>